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293" officeooo:paragraph-rsid="00102293" style:font-weight-asian="bold" style:font-weight-complex="bold"/>
    </style:style>
    <style:style style:name="P2" style:family="paragraph" style:parent-style-name="Standard">
      <style:text-properties fo:font-weight="bold" officeooo:rsid="0011edd5" officeooo:paragraph-rsid="0011edd5" style:font-weight-asian="bold" style:font-weight-complex="bold"/>
    </style:style>
    <style:style style:name="P3" style:family="paragraph" style:parent-style-name="Standard">
      <style:text-properties fo:font-weight="normal" officeooo:rsid="00102293" officeooo:paragraph-rsid="00102293" style:font-weight-asian="normal" style:font-weight-complex="normal"/>
    </style:style>
    <style:style style:name="P4" style:family="paragraph" style:parent-style-name="Standard">
      <style:text-properties fo:font-weight="normal" officeooo:rsid="0011df04" officeooo:paragraph-rsid="0011df04" style:font-weight-asian="normal" style:font-weight-complex="normal"/>
    </style:style>
    <style:style style:name="P5" style:family="paragraph" style:parent-style-name="Standard">
      <style:text-properties fo:font-weight="normal" officeooo:rsid="0011edd5" officeooo:paragraph-rsid="0011edd5" style:font-weight-asian="normal" style:font-weight-complex="normal"/>
    </style:style>
    <style:style style:name="P6" style:family="paragraph" style:parent-style-name="Preformatted_20_Text">
      <style:text-properties fo:font-weight="normal" officeooo:rsid="0011edd5" officeooo:paragraph-rsid="0011edd5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df04"/>
    </style:style>
    <style:style style:name="T2" style:family="text">
      <style:text-properties officeooo:rsid="0011edd5"/>
    </style:style>
    <style:style style:name="T3" style:family="text">
      <style:text-properties officeooo:rsid="00163bc9"/>
    </style:style>
    <style:style style:name="T4" style:family="text">
      <style:text-properties officeooo:rsid="0016f5b8"/>
    </style:style>
    <style:style style:name="T5" style:family="text">
      <style:text-properties officeooo:rsid="0017de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ned Mentorhsip: AI-Coordinated Instruction Generation</text:p>
      <text:p text:style-name="P3">Scarafoni Dan, Guo Philip</text:p>
      <text:p text:style-name="P3"/>
      <text:p text:style-name="P1">Abstract</text:p>
      <text:p text:style-name="P3">So called “unskilled jobs” such as deli clerks and table waiting in fact require <text:span text:style-name="T1">a number of</text:span> skills to do well; these skills are often learned on the job through experience and mentorship situations. The process could be simplified with instruction written by professionals. Canned Mentorship is a system which allows small groups of professionals to create comprehensive instructions for day-to-day tasks in their jobs for use by newer staff, reducing the need for supervision. This program uses a front-end user interface which allows users to view the instructions as they are being formed and vote on editions and revisions. A back-end server collects the natural language data and parses it to coordinate <text:span text:style-name="T1">the groups ideas. The end result is a list of instructions describing a particular task.</text:span></text:p>
      <text:p text:style-name="P3"/>
      <text:p text:style-name="P4">Skills needed:</text:p>
      <text:p text:style-name="P4"><text:tab/>-effective user interface design</text:p>
      <text:p text:style-name="P4"><text:tab/>-data visualization </text:p>
      <text:p text:style-name="P4"><text:tab/>-machine learning</text:p>
      <text:p text:style-name="P4"><text:tab/>-natural language processing</text:p>
      <text:p text:style-name="P4"><text:tab/>-crowd-sourcing coordination</text:p>
      <text:p text:style-name="P4"/>
      <text:p text:style-name="P4"/>
      <text:p text:style-name="P2">annotations</text:p>
      <text:p text:style-name="P5"/>
      <text:p text:style-name="P6">@article{jagadeesh2005sentence,</text:p>
      <text:p text:style-name="Preformatted_20_Text"><text:s text:c="2"/>title={Sentence Extraction Based Single Document Summarization},</text:p>
      <text:p text:style-name="Preformatted_20_Text"><text:s text:c="2"/>author={Jagadeesh, J and Pingali, Prasad and Varma, Vasudeva},</text:p>
      <text:p text:style-name="Preformatted_20_Text"><text:s text:c="2"/>journal={International Institute of Information Technology, Hyderabad, India},</text:p>
      <text:p text:style-name="Preformatted_20_Text"><text:s text:c="2"/>volume={5},</text:p>
      <text:p text:style-name="Preformatted_20_Text"><text:s text:c="2"/>year={2005}</text:p>
      <text:p text:style-name="P7">}</text:p>
      <text:p text:style-name="P7"><text:tab/>-<text:span text:style-name="T2">features- sentence level: verb in sentence? Referring pronouns, sentence length,</text:span></text:p>
      <text:p text:style-name="P7"><text:tab/><text:tab/><text:span text:style-name="T2">word level:term frequency, length of word, part of speech tag, named entity</text:span></text:p>
      <text:p text:style-name="P7">@inproceedings{lasecki2013chorus,</text:p>
      <text:p text:style-name="Preformatted_20_Text"><text:s text:c="2"/>title={Chorus: a crowd-powered conversational assistant},</text:p>
      <text:p text:style-name="Preformatted_20_Text"><text:s text:c="2"/>author={Lasecki, Walter S and Wesley, Rachel and Nichols, Jeffrey and Kulkarni, Anand and Allen, James F and Bigham, Jeffrey P},</text:p>
      <text:p text:style-name="Preformatted_20_Text"><text:s text:c="2"/>booktitle={Proceedings of the 26th annual ACM symposium on User interface software and technology},</text:p>
      <text:p text:style-name="Preformatted_20_Text"><text:s text:c="2"/>pages={151--16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3">crowd answers question</text:span></text:p>
      <text:p text:style-name="P7"><text:tab/>-<text:span text:style-name="T3">vote based input</text:span></text:p>
      <text:p text:style-name="P7"><text:soft-page-break/>@inproceedings{kim2013toolscape,</text:p>
      <text:p text:style-name="Preformatted_20_Text"><text:s text:c="2"/>title={Toolscape: enhancing the learning experience of how-to videos},</text:p>
      <text:p text:style-name="Preformatted_20_Text"><text:s text:c="2"/>author={Kim, Juho},</text:p>
      <text:p text:style-name="Preformatted_20_Text"><text:s text:c="2"/>booktitle={CHI'13 Extended Abstracts on Human Factors in Computing Systems},</text:p>
      <text:p text:style-name="Preformatted_20_Text"><text:s text:c="2"/>pages={2707--271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4">users annotate a video</text:span></text:p>
      <text:p text:style-name="P7"><text:tab/>-<text:span text:style-name="T4">instrutions, steps introduced</text:span></text:p>
      <text:p text:style-name="P7"><text:tab/>-<text:span text:style-name="T4">simple merging algorithm by pairwise distance</text:span></text:p>
      <text:p text:style-name="P7">@inproceedings{lasecki2013warping,</text:p>
      <text:p text:style-name="Preformatted_20_Text"><text:s text:c="2"/>title={Warping time for more effective real-time crowdsourcing},</text:p>
      <text:p text:style-name="Preformatted_20_Text"><text:s text:c="2"/>author={Lasecki, Walter S and Miller, Christopher D and Bigham, Jeffrey P},</text:p>
      <text:p text:style-name="Preformatted_20_Text"><text:s text:c="2"/>booktitle={Proceedings of the SIGCHI Conference on Human Factors in Computing Systems},</text:p>
      <text:p text:style-name="Preformatted_20_Text"><text:s text:c="2"/>pages={2033--2036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5">have people transcribe video</text:span></text:p>
      <text:p text:style-name="P7"><text:tab/>-<text:span text:style-name="T5">merging based on distance of words, etc...</text:span></text:p>
      <text:p text:style-name="P7"><text:tab/>-<text:span text:style-name="T5">merging crowd input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arafoni</meta:initial-creator>
    <meta:creation-date>2014-09-08T14:54:33.500996915</meta:creation-date>
    <dc:date>2014-10-23T12:48:46.107926084</dc:date>
    <meta:editing-duration>PT20M45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2" meta:paragraph-count="52" meta:word-count="338" meta:character-count="2666" meta:non-whitespace-character-count="2320"/>
  </office:meta>
</office:document-meta>
</file>